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Raleway" svg:font-family="Raleway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b35" officeooo:paragraph-rsid="000eab35"/>
    </style:style>
    <style:style style:name="P2" style:family="paragraph" style:parent-style-name="Preformatted_20_Text">
      <style:text-properties fo:font-variant="normal" fo:text-transform="none" fo:color="#333333" style:font-name="monospace" fo:font-size="9pt" fo:letter-spacing="normal" fo:font-style="normal" fo:font-weight="normal" officeooo:rsid="000eab35" officeooo:paragraph-rsid="000eab35" fo:background-color="#eeffcc"/>
    </style:style>
    <style:style style:name="P3" style:family="paragraph" style:parent-style-name="Text_20_body">
      <style:text-properties officeooo:paragraph-rsid="00102de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widows="1" fo:text-indent="0in" style:auto-text-indent="false" fo:padding-left="0in" fo:padding-right="0in" fo:padding-top="0.052in" fo:padding-bottom="0.052in" fo:border-left="none" fo:border-right="none" fo:border-top="0.74pt solid #000000" fo:border-bottom="0.74pt solid #000000"/>
      <style:text-properties fo:font-variant="normal" fo:text-transform="none" fo:color="#333333" fo:letter-spacing="normal" fo:font-style="normal" fo:font-weight="normal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fo:background-color="#eeffcc" loext:char-shading-value="0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monospace" fo:font-size="9.75pt" fo:letter-spacing="normal" fo:font-style="normal" fo:font-weight="normal"/>
    </style:style>
    <style:style style:name="T5" style:family="text">
      <style:text-properties officeooo:rsid="00102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o ambiente de biblioteca ciêntifica para imagem</text:p>
      <text:p text:style-name="P1"/>
      <text:p text:style-name="P2">sudo apt-get install python-numpy python-scipy python-matplotlib ipython ipython-notebook python-pandas python-sympy python-nose</text:p>
      <text:p text:style-name="Text_20_body"/>
      <text:p text:style-name="P4"><text:bookmark text:name="code"/>wget -O- http://neuro.debian.net/lists/utopic.us-ca.libre | sudo tee /etc/apt/sources.list.d/neurodebian.sources.list</text:p>
      <text:p text:style-name="P3"><text:line-break/><text:bookmark text:name="code1"/><text:span text:style-name="T2">sudo apt-key adv --recv-keys --keyserver hkp://pgp.mit.edu:80 0xA5D32F012649A5A9</text:span></text:p>
      <text:p text:style-name="P3"><text:line-break/><text:span text:style-name="T3">sudo apt-get update</text:span></text:p>
      <text:p text:style-name="P3"><text:line-break/><text:span text:style-name="T5">sudo apt-get install </text:span><text:span text:style-name="T4">python-skimage</text:span><text:line-break/><text:span text:style-name="T1">pip install -U scikit-im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Raleway" svg:font-family="Raleway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1:37:59.630181533</meta:creation-date>
    <dc:date>2015-07-07T12:22:54.862694551</dc:date>
    <meta:editing-duration>PT5M20S</meta:editing-duration>
    <meta:editing-cycles>2</meta:editing-cycles>
    <meta:generator>LibreOffice/4.3.7.2$Linux_x86 LibreOffice_project/430m0$Build-2</meta:generator>
    <meta:document-statistic meta:table-count="0" meta:image-count="0" meta:object-count="0" meta:page-count="1" meta:paragraph-count="6" meta:word-count="46" meta:character-count="468" meta:non-whitespace-character-count="427"/>
  </office:meta>
</office:document-meta>
</file>